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1ad" officeooo:paragraph-rsid="001251ad"/>
    </style:style>
    <style:style style:name="P2" style:family="paragraph" style:parent-style-name="Standard">
      <style:text-properties officeooo:rsid="001358e3" officeooo:paragraph-rsid="001358e3"/>
    </style:style>
    <style:style style:name="P3" style:family="paragraph" style:parent-style-name="Standard">
      <style:text-properties officeooo:rsid="0015dfaa" officeooo:paragraph-rsid="0015dfaa"/>
    </style:style>
    <style:style style:name="P4" style:family="paragraph" style:parent-style-name="Standard">
      <style:text-properties officeooo:rsid="001f461d" officeooo:paragraph-rsid="001f461d"/>
    </style:style>
    <style:style style:name="P5" style:family="paragraph" style:parent-style-name="Standard">
      <style:text-properties officeooo:rsid="001f461d" officeooo:paragraph-rsid="00315cd7"/>
    </style:style>
    <style:style style:name="P6" style:family="paragraph" style:parent-style-name="Standard">
      <style:text-properties officeooo:rsid="002393df" officeooo:paragraph-rsid="0027f0e1"/>
    </style:style>
    <style:style style:name="P7" style:family="paragraph" style:parent-style-name="Standard">
      <style:text-properties officeooo:rsid="00299508" officeooo:paragraph-rsid="00299508"/>
    </style:style>
    <style:style style:name="P8" style:family="paragraph" style:parent-style-name="Standard">
      <style:text-properties officeooo:rsid="002dba7d" officeooo:paragraph-rsid="002dba7d"/>
    </style:style>
    <style:style style:name="P9" style:family="paragraph" style:parent-style-name="Standard">
      <style:text-properties fo:font-size="24pt" officeooo:rsid="0015dfaa" officeooo:paragraph-rsid="0015dfaa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loext:graphic-properties draw:fill="solid" draw:fill-color="#cc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f461d"/>
    </style:style>
    <style:style style:name="T2" style:family="text">
      <style:text-properties officeooo:rsid="00268e0e"/>
    </style:style>
    <style:style style:name="T3" style:family="text">
      <style:text-properties officeooo:rsid="0027f0e1"/>
    </style:style>
    <style:style style:name="T4" style:family="text">
      <style:text-properties officeooo:rsid="00299508"/>
    </style:style>
    <style:style style:name="T5" style:family="text">
      <style:text-properties officeooo:rsid="002e8acd"/>
    </style:style>
    <style:style style:name="T6" style:family="text">
      <style:text-properties officeooo:rsid="0030e1f9"/>
    </style:style>
    <style:style style:name="T7" style:family="text">
      <style:text-properties officeooo:rsid="00315cd7"/>
    </style:style>
    <style:style style:name="T8" style:family="text">
      <style:text-properties fo:color="#000000" style:text-outline="false" style:text-line-through-style="none" style:text-line-through-type="none" style:text-position="0% 100%" style:font-name="Edwardian Script ITC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textarea-horizontal-align="left" draw:textarea-vertical-align="middle" draw:auto-grow-height="false" draw:fit-to-size="false" fo:min-height="8.419cm" fo:min-width="15.776cm" fo:padding-top="0.131cm" fo:padding-bottom="0.131cm" fo:padding-left="0.25cm" fo:padding-right="0.25cm" fo:wrap-option="wrap" draw:shadow="hidden" draw:shadow-offset-x="0.305cm" draw:shadow-offset-y="0.305cm" draw:shadow-color="#808080" draw:shadow-opacity="100%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custom-shape text:anchor-type="paragraph" draw:z-index="0" draw:style-name="gr1" draw:text-style-name="P11" svg:width="16.276cm" svg:height="8.679cm" svg:x="0.66cm" svg:y="0.293cm"><text:p text:style-name="P10"><text:span text:style-name="T8">Mechanisch Erfgoed Centrum</text:span></text:p><draw:enhanced-geometry svg:viewBox="0 0 21600 21600" draw:extrusion="false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9">Apple <text:span text:style-name="T6">Macintosh SE</text:span></text:p>
      <text:p text:style-name="P1">Jaar: <text:span text:style-name="T6">1987</text:span></text:p>
      <text:p text:style-name="P5">Besturingssysteem: <text:span text:style-name="T7">Mac OS 3.3 tot 3.4, 4.0 tot 6.0.2, 6.0.3 tot 6.0.8 of 7.0 tot 7.5.5</text:span></text:p>
      <text:p text:style-name="P1"/>
      <text:p text:style-name="P1">Processor: <text:span text:style-name="T7">Motorola 68000</text:span></text:p>
      <text:p text:style-name="P1">Aantal kernen: 1</text:p>
      <text:p text:style-name="P1">Kloksnelheid processor: <text:span text:style-name="T7">7,8 MHz</text:span></text:p>
      <text:p text:style-name="P8">A<text:span text:style-name="T5">antal bits: 32</text:span></text:p>
      <text:p text:style-name="P1"/>
      <text:p text:style-name="P4">Videokaart: ATI Rage <text:span text:style-name="T3">128 Pro / 128 Ultra</text:span></text:p>
      <text:p text:style-name="P4">Videogeheugen: <text:span text:style-name="T3">8 / 16</text:span> MB</text:p>
      <text:p text:style-name="P4">Beeldscherm: 15 inch beeldbuis</text:p>
      <text:p text:style-name="P6">Resolutie: 1024 x 768 pixels</text:p>
      <text:p text:style-name="P2"/>
      <text:p text:style-name="P2">Hoeveelheid RAM-geheugen: <text:span text:style-name="T2">64, 128 of 256</text:span> <text:span text:style-name="T1">MB, uitbereidbaar tot 512 MB, mogelijk onofficieel uitbereidbaar tot 1 GB</text:span></text:p>
      <text:p text:style-name="P4">Grootte harde schijf: <text:span text:style-name="T3">7, 10, 20, 30, 40 of 60</text:span> GB, <text:span text:style-name="T4">uitbereidbaar tot 128 GB</text:span></text:p>
      <text:p text:style-name="P4">Snelheid harde schijf: 5400 toeren per minuut</text:p>
      <text:p text:style-name="P4">Externe media: <text:span text:style-name="T4">cd</text:span>-speler, <text:span text:style-name="T4">cd-speler/brander of dvd-speler</text:span> ingebouwd, andere accessoires ook leverbaar</text:p>
      <text:p text:style-name="P4">Snelheid <text:span text:style-name="T4">cd</text:span>-speler: 24x</text:p>
      <text:p text:style-name="P7">Snelheid dvd-speler: 4x</text:p>
      <text:p text:style-name="P4"/>
      <text:p text:style-name="P4">Internetverbinding: 10/100 BASE-T Ethernet en 56k mod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Edwardian Script ITC" svg:font-family="'Edwardian Script ITC'" style:font-family-generic="script" style:font-pitch="variable"/>
    <style:font-face style:name="Liberation Serif1" svg:font-family="'Liberation Serif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1T16:42:01.416000000</meta:creation-date>
    <dc:date>2017-01-17T18:13:25.780000000</dc:date>
    <meta:editing-duration>PT1H11M27S</meta:editing-duration>
    <meta:editing-cycles>23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8" meta:word-count="119" meta:character-count="758" meta:non-whitespace-character-count="657"/>
  </office:meta>
</office:document-meta>
</file>